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3.86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1cm" fo:margin-bottom="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1cm" fo:margin-bottom="1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371cm" presentation:class="title" presentation:user-transformed="true">
          <draw:text-box>
            <text:p>Mesure</text:p>
          </draw:text-box>
        </draw:frame>
        <draw:frame presentation:style-name="pr2" draw:text-style-name="P3" draw:layer="layout" svg:width="26.1cm" svg:height="13.863cm" svg:x="1.4cm" svg:y="4.17cm" presentation:class="subtitle" presentation:user-transformed="true">
          <draw:text-box>
            <text:p text:style-name="P2"><text:span text:style-name="T1">une enquête policière !</text:span></text:p>
            <text:p text:style-name="P2"><text:span text:style-name="T1">trouver la panne avec un multimètre : <text:s/></text:span></text:p>
            <text:p text:style-name="P2"><text:span text:style-name="T1">chercher une coupure de courant</text:span></text:p>
            <text:p text:style-name="P2"><text:span text:style-name="T1">mesurer une pile</text:span></text:p>
            <text:p text:style-name="P2"><text:span text:style-name="T1">jouer avec les sons et notre "télé" l'oscilloscope 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8T07:13:53.608810981</meta:creation-date>
    <dc:date>2025-11-19T07:38:06.026921096</dc:date>
    <meta:editing-duration>PT32M13S</meta:editing-duration>
    <meta:editing-cycles>6</meta:editing-cycles>
    <meta:generator>LibreOffice/7.3.7.2$Linux_X86_64 LibreOffice_project/30$Build-2</meta:generator>
    <meta:print-date>2025-11-19T07:24:44.031239475</meta:print-date>
    <meta:document-statistic meta:object-count="25"/>
  </office:meta>
</office:document-meta>
</file>